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0000000A2EA916122C4DD970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.AppleSystemUIFont" svg:font-family=".AppleSystemUIFont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855cm" table:align="left"/>
    </style:style>
    <style:style style:name="Table1.A" style:family="table-column">
      <style:table-column-properties style:column-width="2.574cm"/>
    </style:style>
    <style:style style:name="Table1.B" style:family="table-column">
      <style:table-column-properties style:column-width="3.214cm"/>
    </style:style>
    <style:style style:name="Table1.C" style:family="table-column">
      <style:table-column-properties style:column-width="6.068cm"/>
    </style:style>
    <style:style style:name="Table1.A1" style:family="table-cell">
      <style:table-cell-properties style:vertical-align="middle" fo:padding-left="0cm" fo:padding-right="0cm" fo:padding-top="0cm" fo:padding-bottom="0.102cm" fo:border-left="none" fo:border-right="none" fo:border-top="none" fo:border-bottom="0.05pt solid #e5eaea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text-properties officeooo:rsid="00066619" officeooo:paragraph-rsid="00066619"/>
    </style:style>
    <style:style style:name="P4" style:family="paragraph" style:parent-style-name="Standard">
      <style:text-properties officeooo:rsid="0007cc9b" officeooo:paragraph-rsid="0007cc9b"/>
    </style:style>
    <style:style style:name="P5" style:family="paragraph" style:parent-style-name="Standard">
      <style:text-properties officeooo:rsid="000b711a" officeooo:paragraph-rsid="000b711a"/>
    </style:style>
    <style:style style:name="P6" style:family="paragraph" style:parent-style-name="Standard">
      <style:text-properties officeooo:rsid="000c50e0" officeooo:paragraph-rsid="000c50e0"/>
    </style:style>
    <style:style style:name="P7" style:family="paragraph" style:parent-style-name="Text_20_body">
      <style:text-properties fo:font-variant="normal" fo:text-transform="none" fo:color="#555555" style:font-name="Trebuchet MS" fo:font-size="12pt" fo:letter-spacing="normal" fo:font-style="normal" fo:font-weight="normal" officeooo:rsid="000f1af7" officeooo:paragraph-rsid="000f1af7" style:font-size-asian="12pt" style:font-size-complex="12pt"/>
    </style:style>
    <style:style style:name="P8" style:family="paragraph" style:parent-style-name="Text_20_body">
      <style:text-properties officeooo:rsid="0012365b" officeooo:paragraph-rsid="0012365b"/>
    </style:style>
    <style:style style:name="P9" style:family="paragraph" style:parent-style-name="Text_20_body">
      <style:text-properties officeooo:rsid="0012365b" officeooo:paragraph-rsid="0013c282"/>
    </style:style>
    <style:style style:name="P10" style:family="paragraph" style:parent-style-name="Text_20_body">
      <style:text-properties officeooo:rsid="0013c282" officeooo:paragraph-rsid="0013c282"/>
    </style:style>
    <style:style style:name="P11" style:family="paragraph" style:parent-style-name="Text_20_body">
      <style:text-properties officeooo:rsid="001563d0" officeooo:paragraph-rsid="001563d0"/>
    </style:style>
    <style:style style:name="P12" style:family="paragraph" style:parent-style-name="Text_20_body">
      <style:text-properties officeooo:rsid="0019f76d" officeooo:paragraph-rsid="0019f76d"/>
    </style:style>
    <style:style style:name="P13" style:family="paragraph" style:parent-style-name="Text_20_body" style:list-style-name="L1">
      <style:paragraph-properties fo:margin-left="0cm" fo:margin-right="0cm" fo:margin-top="0.171cm" fo:margin-bottom="0.171cm" loext:contextual-spacing="false" fo:orphans="2" fo:widows="2" fo:text-indent="0cm" style:auto-text-indent="false" fo:padding="0cm" fo:border="none"/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  <style:text-properties fo:font-variant="normal" fo:text-transform="none" fo:color="#555555" style:font-name="Trebuchet MS" fo:font-size="12pt" fo:letter-spacing="normal" fo:font-style="normal" fo:font-weight="normal" officeooo:paragraph-rsid="00106ba9" style:font-size-asian="12pt" style:font-size-complex="12pt"/>
    </style:style>
    <style:style style:name="P16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</style:style>
    <style:style style:name="P17" style:family="paragraph" style:parent-style-name="Standard">
      <style:text-properties officeooo:rsid="000b6176" officeooo:paragraph-rsid="00171c53"/>
    </style:style>
    <style:style style:name="P18" style:family="paragraph" style:parent-style-name="Standard">
      <style:text-properties officeooo:rsid="000b6176" officeooo:paragraph-rsid="0008b748"/>
    </style:style>
    <style:style style:name="P19" style:family="paragraph" style:parent-style-name="Standard">
      <style:text-properties officeooo:rsid="00066619" officeooo:paragraph-rsid="0008b748"/>
    </style:style>
    <style:style style:name="P20" style:family="paragraph" style:parent-style-name="Standard">
      <style:text-properties officeooo:rsid="0007cc9b" officeooo:paragraph-rsid="0007cc9b"/>
    </style:style>
    <style:style style:name="P21" style:family="paragraph" style:parent-style-name="Standard">
      <style:text-properties officeooo:rsid="0007cc9b" officeooo:paragraph-rsid="0013c282"/>
    </style:style>
    <style:style style:name="P22" style:family="paragraph" style:parent-style-name="Standard">
      <style:text-properties officeooo:rsid="00106ba9" officeooo:paragraph-rsid="00106ba9"/>
    </style:style>
    <style:style style:name="P23" style:family="paragraph" style:parent-style-name="Standard">
      <style:text-properties officeooo:rsid="00106ba9" officeooo:paragraph-rsid="0012365b"/>
    </style:style>
    <style:style style:name="P24" style:family="paragraph" style:parent-style-name="Standard">
      <style:text-properties officeooo:rsid="00106ba9" officeooo:paragraph-rsid="0013c282"/>
    </style:style>
    <style:style style:name="P25" style:family="paragraph" style:parent-style-name="Standard">
      <style:text-properties officeooo:rsid="000a9f54" officeooo:paragraph-rsid="0007cc9b"/>
    </style:style>
    <style:style style:name="P26" style:family="paragraph" style:parent-style-name="Standard">
      <style:text-properties officeooo:rsid="00075955" officeooo:paragraph-rsid="0007cc9b" fo:background-color="#000000"/>
    </style:style>
    <style:style style:name="P27" style:family="paragraph" style:parent-style-name="Standard">
      <style:text-properties officeooo:rsid="00075955" officeooo:paragraph-rsid="000f1af7"/>
    </style:style>
    <style:style style:name="P28" style:family="paragraph" style:parent-style-name="Standard">
      <style:text-properties officeooo:rsid="0012365b" officeooo:paragraph-rsid="0012365b"/>
    </style:style>
    <style:style style:name="P29" style:family="paragraph" style:parent-style-name="Standard">
      <style:text-properties officeooo:rsid="0013c282" officeooo:paragraph-rsid="0013c282"/>
    </style:style>
    <style:style style:name="P30" style:family="paragraph" style:parent-style-name="Standard">
      <style:text-properties officeooo:rsid="000b711a" officeooo:paragraph-rsid="000b711a"/>
    </style:style>
    <style:style style:name="P31" style:family="paragraph" style:parent-style-name="Standard">
      <style:text-properties officeooo:rsid="001563d0" officeooo:paragraph-rsid="001563d0"/>
    </style:style>
    <style:style style:name="P32" style:family="paragraph" style:parent-style-name="Standard">
      <style:text-properties officeooo:rsid="000c50e0" officeooo:paragraph-rsid="000c50e0"/>
    </style:style>
    <style:style style:name="P33" style:family="paragraph" style:parent-style-name="Standard">
      <style:text-properties officeooo:rsid="00171f01" officeooo:paragraph-rsid="00171f01"/>
    </style:style>
    <style:style style:name="P34" style:family="paragraph" style:parent-style-name="Standard">
      <style:text-properties officeooo:rsid="00171f01" officeooo:paragraph-rsid="00173720"/>
    </style:style>
    <style:style style:name="P35" style:family="paragraph" style:parent-style-name="Standard">
      <style:text-properties officeooo:paragraph-rsid="00171f01"/>
    </style:style>
    <style:style style:name="P36" style:family="paragraph" style:parent-style-name="Standard" style:list-style-name="L3">
      <style:text-properties officeooo:paragraph-rsid="00171f01"/>
    </style:style>
    <style:style style:name="P37" style:family="paragraph" style:parent-style-name="Standard">
      <style:text-properties officeooo:paragraph-rsid="00173720"/>
    </style:style>
    <style:style style:name="P38" style:family="paragraph" style:parent-style-name="Standard">
      <style:text-properties officeooo:rsid="0008b748" officeooo:paragraph-rsid="000b6176"/>
    </style:style>
    <style:style style:name="P39" style:family="paragraph" style:parent-style-name="Standard">
      <style:text-properties officeooo:rsid="0019f76d" officeooo:paragraph-rsid="0019f76d"/>
    </style:style>
    <style:style style:name="P40" style:family="paragraph" style:parent-style-name="Heading_20_1">
      <style:paragraph-properties fo:break-before="page"/>
      <style:text-properties officeooo:paragraph-rsid="00171c53"/>
    </style:style>
    <style:style style:name="P41" style:family="paragraph" style:parent-style-name="Heading_20_2">
      <style:text-properties officeooo:paragraph-rsid="0012365b"/>
    </style:style>
    <style:style style:name="T1" style:family="text">
      <style:text-properties officeooo:rsid="0008b748"/>
    </style:style>
    <style:style style:name="T2" style:family="text">
      <style:text-properties officeooo:rsid="000b6176"/>
    </style:style>
    <style:style style:name="T3" style:family="text">
      <style:text-properties officeooo:rsid="00106ba9"/>
    </style:style>
    <style:style style:name="T4" style:family="text">
      <style:text-properties fo:font-variant="normal" fo:text-transform="none" fo:color="#555555" style:font-name="Trebuchet MS" fo:font-size="12pt" fo:letter-spacing="normal" fo:font-style="normal" fo:font-weight="normal" style:font-size-asian="12pt" style:font-size-complex="12pt"/>
    </style:style>
    <style:style style:name="T5" style:family="text">
      <style:text-properties officeooo:rsid="0012365b"/>
    </style:style>
    <style:style style:name="T6" style:family="text">
      <style:text-properties officeooo:rsid="0007cc9b"/>
    </style:style>
    <style:style style:name="T7" style:family="text">
      <style:text-properties style:font-name=".AppleSystemUIFont" fo:font-size="11pt" style:font-size-asian="11pt"/>
    </style:style>
    <style:style style:name="T8" style:family="text">
      <style:text-properties style:font-name=".AppleSystemUIFont" fo:font-size="11pt" officeooo:rsid="0012365b" style:font-size-asian="11pt"/>
    </style:style>
    <style:style style:name="T9" style:family="text">
      <style:text-properties officeooo:rsid="0013c282"/>
    </style:style>
    <style:style style:name="T10" style:family="text">
      <style:text-properties officeooo:rsid="001563d0"/>
    </style:style>
    <style:style style:name="T11" style:family="text">
      <style:text-properties officeooo:rsid="000b711a"/>
    </style:style>
    <style:style style:name="T12" style:family="text">
      <style:text-properties officeooo:rsid="0015fbc5"/>
    </style:style>
    <style:style style:name="T13" style:family="text">
      <style:text-properties officeooo:rsid="00171c53"/>
    </style:style>
    <style:style style:name="T14" style:family="text">
      <style:text-properties officeooo:rsid="00171f01"/>
    </style:style>
    <style:style style:name="T15" style:family="text">
      <style:text-properties officeooo:rsid="00173720"/>
    </style:style>
    <style:style style:name="T16" style:family="text">
      <style:text-properties fo:color="#000000" style:font-name="Monaco" fo:font-size="11pt" style:font-size-asian="11pt" fo:background-color="#e8f2fe"/>
    </style:style>
    <style:style style:name="T17" style:family="text">
      <style:text-properties officeooo:rsid="00181a0e"/>
    </style:style>
    <style:style style:name="T18" style:family="text">
      <style:text-properties officeooo:rsid="0019f7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17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Lab 00 </text:span>Tool Setup</text:h>
      <text:h text:style-name="Heading_20_2" text:outline-level="2">Overview</text:h>
      <text:p text:style-name="P3"/>
      <text:p text:style-name="P7">Every participant <text:span text:style-name="T3">needs to have </text:span>computer with internet access, on which the following is installed: <text:span text:style-name="T3">(In the paranthesis, we have written the version, that the setup is tested with)</text:span></text:p>
      <text:list xml:id="list6586342240394565574" text:style-name="L1">
        <text:list-item>
          <text:p text:style-name="P13">JDK 8 <text:span text:style-name="T3">(1.8.0_74)</text:span></text:p>
        </text:list-item>
        <text:list-item>
          <text:p text:style-name="P14">Scala 2.12</text:p>
        </text:list-item>
        <text:list-item>
          <text:p text:style-name="P14"><text:s/><text:span text:style-name="T3">Sbt</text:span></text:p>
        </text:list-item>
        <text:list-item>
          <text:p text:style-name="P14">Gradle </text:p>
        </text:list-item>
        <text:list-item>
          <text:p text:style-name="P15">Eclipse with the Scala plugin  <text:span text:style-name="T5">(</text:span><text:span text:style-name="T7">Oxygen.2 Release (4.7.2)</text:span><text:span text:style-name="T8">)</text:span></text:p>
        </text:list-item>
        <text:list-item>
          <text:p text:style-name="P16"><text:span text:style-name="T4">Git client</text:span></text:p>
        </text:list-item>
      </text:list>
      <text:p text:style-name="P3"/>
      <text:h text:style-name="Heading_20_2" text:outline-level="2">Install Java (JDK)</text:h>
      <text:p text:style-name="P22">You need JDK v 8 <text:span text:style-name="T4">(1.8.0_74)</text:span>.</text:p>
      <text:p text:style-name="P22">You can find the installer appropriate for your platform on Oracle's page:</text:p>
      <text:p text:style-name="P22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P22"/>
      <text:p text:style-name="P22">After installation, open a shell and type:</text:p>
      <text:p text:style-name="P4">java -version</text:p>
      <text:p text:style-name="P4"/>
      <text:p text:style-name="P22">Reply should be similar to:</text:p>
      <text:p text:style-name="P22">ava version "1.8.0_74"</text:p>
      <text:p text:style-name="P22">Java(TM) SE Runtime Environment (build 1.8.0_74-b02)</text:p>
      <text:p text:style-name="P22">Java HotSpot(TM) 64-Bit Server VM (build 25.74-b02, mixed mode)</text:p>
      <text:p text:style-name="P3"/>
      <text:h text:style-name="Heading_20_2" text:outline-level="2"><text:span text:style-name="T3">Install </text:span>Scala</text:h>
      <text:p text:style-name="P8">Next, you need to install the Scala distribution. Download and follow instructions for your platform here: <text:a xlink:type="simple" xlink:href="https://www.scala-lang.org/download/2.12.4.html" text:style-name="Internet_20_link" text:visited-style-name="Visited_20_Internet_20_Link">https://www.scala-lang.org/download/2.12.4.html</text:a></text:p>
      <text:p text:style-name="P8">After installation, open a shell and type:</text:p>
      <text:p text:style-name="P8"><text:span text:style-name="T6">scala -version</text:span></text:p>
      <text:p text:style-name="P23">Reply should be similar to:</text:p>
      <text:p text:style-name="P8">Scala code runner version 2.12.4 -- Copyright 2002-2017, LAMP/EPFL and Lightbend, Inc.</text:p>
      <text:p text:style-name="P26"/>
      <text:h text:style-name="Heading_20_2" text:outline-level="2"><text:span text:style-name="T5">Recommended Environment </text:span>Variables</text:h>
      <text:p text:style-name="P8">Recommended environment variables should be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P1">Environment</text:p>
            </table:table-cell>
            <table:table-cell table:style-name="Table1.A1" office:value-type="string">
              <text:p text:style-name="P1">Variable</text:p>
            </table:table-cell>
            <table:table-cell table:style-name="Table1.A1" office:value-type="string">
              <text:p text:style-name="P1">Value (example)</text:p>
            </table:table-cell>
          </table:table-row>
        </table:table-header-rows>
        <table:table-row>
          <table:table-cell table:style-name="Table1.A1" office:value-type="string">
            <text:p text:style-name="P2">Unix</text:p>
          </table:table-cell>
          <table:table-cell table:style-name="Table1.A1" office:value-type="string">
            <text:p text:style-name="P2"><text:span text:style-name="Source_20_Text">$SCALA_HOME</text:span></text:p>
          </table:table-cell>
          <table:table-cell table:style-name="Table1.A1" office:value-type="string">
            <text:p text:style-name="P2"><text:span text:style-name="Source_20_Text">/usr/local/share/scala</text:span></text:p>
          </table:table-cell>
        </table:table-row>
        <table:table-row>
          <table:table-cell table:style-name="Table1.A1" office:value-type="string">
            <text:p text:style-name="P2"> </text:p>
          </table:table-cell>
          <table:table-cell table:style-name="Table1.A1" office:value-type="string">
            <text:p text:style-name="P2"><text:span text:style-name="Source_20_Text">$PATH</text:span></text:p>
          </table:table-cell>
          <table:table-cell table:style-name="Table1.A1" office:value-type="string">
            <text:p text:style-name="P2"><text:span text:style-name="Source_20_Text">$PATH:$SCALA_HOME/bin</text:span></text:p>
          </table:table-cell>
        </table:table-row>
        <table:table-row>
          <table:table-cell table:style-name="Table1.A1" office:value-type="string">
            <text:p text:style-name="P2">Windows</text:p>
          </table:table-cell>
          <table:table-cell table:style-name="Table1.A1" office:value-type="string">
            <text:p text:style-name="P2"><text:span text:style-name="Source_20_Text">%SCALA_HOME%</text:span></text:p>
          </table:table-cell>
          <table:table-cell table:style-name="Table1.A1" office:value-type="string">
            <text:p text:style-name="P2"><text:span text:style-name="Source_20_Text">c:\Progra~1\Scala</text:span></text:p>
          </table:table-cell>
        </table:table-row>
        <table:table-row>
          <table:table-cell table:style-name="Table1.A1" office:value-type="string">
            <text:p text:style-name="P2"> </text:p>
          </table:table-cell>
          <table:table-cell table:style-name="Table1.A1" office:value-type="string">
            <text:p text:style-name="P2"><text:span text:style-name="Source_20_Text">%PATH%</text:span></text:p>
          </table:table-cell>
          <table:table-cell table:style-name="Table1.A1" office:value-type="string">
            <text:p text:style-name="P2"><text:span text:style-name="Source_20_Text">%PATH%;%SCALA_HOME%\bin</text:span></text:p>
          </table:table-cell>
        </table:table-row>
      </table:table>
      <text:p text:style-name="P27"/>
      <text:h text:style-name="Heading_20_2" text:outline-level="2"><text:span text:style-name="T3">Install </text:span>Sbt</text:h>
      <text:p text:style-name="P21"><text:span text:style-name="T9">Sbt is the preferred build tool for Scala. </text:span></text:p>
      <text:p text:style-name="P29">Download and install Sbt for your platform from: <text:s/><text:a xlink:type="simple" xlink:href="https://www.scala-sbt.org/1.x/docs/Setup.html" text:style-name="Internet_20_link" text:visited-style-name="Visited_20_Internet_20_Link">https://www.scala-sbt.org/1.x/docs/Setup.html</text:a></text:p>
      <text:p text:style-name="P29"/>
      <text:p text:style-name="P9">After installation, open a shell and type:</text:p>
      <text:p text:style-name="P21">sbt about</text:p>
      <text:p text:style-name="P21"/>
      <text:p text:style-name="P24">Reply should be similar to:</text:p>
      <text:p text:style-name="P29">This is sbt 1.1.1</text:p>
      <text:p text:style-name="P25"/>
      <text:h text:style-name="Heading_20_1" text:outline-level="1">Install Gradle</text:h>
      <text:p text:style-name="P10">We will be exploring how to interact with the JVM ecosystem, and use the most popular Java build tool, Gradle. </text:p>
      <text:p text:style-name="P10">Download and install Gradle for your platform from: </text:p>
      <text:p text:style-name="P10">https://gradle.org/install/</text:p>
      <text:p text:style-name="P9">After installation, open a shell and type:</text:p>
      <text:p text:style-name="P9"><text:span text:style-name="T9">gradle --version</text:span></text:p>
      <text:p text:style-name="P24">Reply should be similar to:</text:p>
      <text:p text:style-name="P29">------------------------------------------------------------</text:p>
      <text:p text:style-name="P29">Gradle 4.4.1</text:p>
      <text:p text:style-name="P29">------------------------------------------------------------</text:p>
      <text:p text:style-name="P9"/>
      <text:h text:style-name="P41" text:outline-level="2"><text:span text:style-name="T5">Install a development environment </text:span>Eclipse <text:span text:style-name="T1">+ Scala plugin </text:span></text:h>
      <text:h text:style-name="Heading_20_3" text:outline-level="3">First, Eclipse</text:h>
      <text:p text:style-name="P8">Next, download and install Eclipse, to have a nice development environment:</text:p>
      <text:p text:style-name="P8"><text:a xlink:type="simple" xlink:href="https://www.eclipse.org/downloads/" text:style-name="Internet_20_link" text:visited-style-name="Visited_20_Internet_20_Link">https://www.eclipse.org/downloads/</text:a></text:p>
      <text:p text:style-name="P8">After installing, check that you can start the Eclipse application.</text:p>
      <text:p text:style-name="P8"/>
      <text:h text:style-name="Heading_20_3" text:outline-level="3">Next, the Scala plugin</text:h>
      <text:p text:style-name="P8">Now install the Scala plugin for Eclipse:</text:p>
      <text:p text:style-name="P8">Start Eclipse &gt; Goto Help Menu &gt; Eclipse Marketplace &gt; Type ”scala” in search bar&gt; Select ”Scala <text:soft-page-break/>IDE” &gt; Press Install button &gt; Accept. </text:p>
      <text:p text:style-name="P8">After installation, restart Eclipse.</text:p>
      <text:p text:style-name="P28">Test that everything is installed correctly:</text:p>
      <text:p text:style-name="P28">In Eclipse &gt; Goto File Menu &gt; Select ”New” &gt; Other … &gt; Type ”Scala worksheet” in search bar &gt; Select Scala worksheet (Next) &gt; Give it a name &gt; </text:p>
      <text:p text:style-name="P29">Check that the worksheet has a green comment //Welcome to ...</text:p>
      <text:p text:style-name="P22"/>
      <text:h text:style-name="Heading_20_2" text:outline-level="2"><draw:frame draw:style-name="fr1" draw:name="Image1" text:anchor-type="paragraph" svg:width="17cm" svg:height="1.457cm" draw:z-index="0"><draw:image xlink:href="Pictures/1000020100000760000000A2EA916122C4DD9706.png" xlink:type="simple" xlink:show="embed" xlink:actuate="onLoad"/></draw:frame>Install Git</text:h>
      <text:p text:style-name="P8">Download a Git client appropriate for your platform:</text:p>
      <text:p text:style-name="P8"><text:a xlink:type="simple" xlink:href="https://git-scm.com/downloads" text:style-name="Internet_20_link" text:visited-style-name="Visited_20_Internet_20_Link">https://git-scm.com/downloads</text:a></text:p>
      <text:p text:style-name="P8"/>
      <text:p text:style-name="P8">After installation, open a shell and type:</text:p>
      <text:p text:style-name="P28">git –version</text:p>
      <text:p text:style-name="P28"/>
      <text:p text:style-name="P23">Reply should be similar to:</text:p>
      <text:p text:style-name="P28">git version 2.6.4</text:p>
      <text:p text:style-name="P4"/>
      <text:p text:style-name="P19"/>
      <text:h text:style-name="P40" text:outline-level="1"><text:span text:style-name="T10">Lab </text:span>0<text:span text:style-name="T13">1</text:span> Hello World – <text:span text:style-name="T12">Scala on the JVM</text:span></text:h>
      <text:p text:style-name="P17">We will setup, <text:span text:style-name="T14">compile, build</text:span> and test a <text:span text:style-name="T12">simple</text:span> project in Eclipse.</text:p>
      <text:p text:style-name="P33">Purpose: Get acquainted with running Scala code on JVM</text:p>
      <text:p text:style-name="P33"/>
      <text:p text:style-name="P34"><text:span text:style-name="T15">For all lab exercises, u</text:span>se the prepared project scala_labs. </text:p>
      <text:p text:style-name="P37">You <text:span text:style-name="T15">can see the solutions in the project scala_solutions.</text:span></text:p>
      <text:p text:style-name="P34">You will be working in the package <text:span text:style-name="T16">dk.lundogbendsen.scala.labs.helloworld_01</text:span></text:p>
      <text:p text:style-name="P35"><text:span text:style-name="T14"><text:s/></text:span></text:p>
      <text:h text:style-name="Heading_20_3" text:outline-level="3">Exercises</text:h>
      <text:p text:style-name="P33"/>
      <text:list xml:id="list8084388411460926546" text:style-name="L3">
        <text:list-item>
          <text:p text:style-name="P36"><text:span text:style-name="T15">In the file HelloWorld.scala, write a simple hello world, that takes your name from the command line, and prints a greeting. Run.</text:span></text:p>
        </text:list-item>
      </text:list>
      <text:p text:style-name="P33"><text:s text:c="2"/></text:p>
      <text:p text:style-name="P33"><text:s text:c="2"/>2. Use the Jodatime class from Java, </text:p>
      <text:p text:style-name="P33"><text:s text:c="2"/></text:p>
      <text:p text:style-name="P33"><text:s text:c="2"/>3. Compile from command line</text:p>
      <text:p text:style-name="P33"><text:s text:c="2"/></text:p>
      <text:p text:style-name="P33"><text:s text:c="2"/>4. Run using Scala</text:p>
      <text:p text:style-name="P33"><text:s text:c="2"/></text:p>
      <text:p text:style-name="P33"><text:s text:c="2"/>5. Run using Java </text:p>
      <text:p text:style-name="P33"><text:s text:c="2"/></text:p>
      <text:p text:style-name="P33"><text:s text:c="2"/>6. Inspect generated classes</text:p>
      <text:p text:style-name="P33"><text:s text:c="2"/></text:p>
      <text:p text:style-name="P33"><text:s text:c="2"/>7. Add a unit test</text:p>
      <text:p text:style-name="P33"><text:s text:c="2"/></text:p>
      <text:p text:style-name="P33"><text:s text:c="2"/>8. Build project using <text:span text:style-name="T17">the </text:span>sb build script</text:p>
      <text:p text:style-name="P33"><text:s text:c="2"/></text:p>
      <text:p text:style-name="P33"><text:s text:c="2"/>9. Build project using <text:span text:style-name="T17">the </text:span>gradle build script</text:p>
      <text:p text:style-name="P17"/>
      <text:h text:style-name="Heading_20_1" text:outline-level="1"><text:span text:style-name="T3">Lab </text:span>0<text:span text:style-name="T13">2</text:span> <text:span text:style-name="T1">Language </text:span>Basics</text:h>
      <text:p text:style-name="P38">We will be working with <text:span text:style-name="T2">the REPL, and also we will be working with </text:span>a worksheet <text:span text:style-name="T2">in Eclipse.</text:span></text:p>
      <text:p text:style-name="P39">See the package:</text:p>
      <text:p text:style-name="P39">language_basics_02</text:p>
      <text:p text:style-name="P18"/>
      <text:h text:style-name="Heading_20_1" text:outline-level="1">03 F<text:span text:style-name="T10">irst steps with f</text:span>unctional programming </text:h>
      <text:p text:style-name="P5"><text:span text:style-name="T10">We will look at basic concepts in functional programming, and try to convince your mind, to move</text:span> <text:span text:style-name="T10">f</text:span>rom <text:span text:style-name="T10">an</text:span> imperative to functional <text:span text:style-name="T10">style.</text:span></text:p>
      <text:p text:style-name="P39">See the package:</text:p>
      <text:p text:style-name="P39">language_basics_03</text:p>
      <text:p text:style-name="P5"/>
      <text:h text:style-name="Heading_20_1" text:outline-level="1">04 Higher order functions</text:h>
      <text:p text:style-name="P11">We will explore higher order functions, multiparameter lists and currying in this lab. <text:span text:style-name="T18">Learn to write exressive and concise code.</text:span></text:p>
      <text:p text:style-name="P39"><text:soft-page-break/>See the package:</text:p>
      <text:p text:style-name="P39">higher_order_functions_04</text:p>
      <text:h text:style-name="Heading_20_1" text:outline-level="1">05 Objects and data</text:h>
      <text:p text:style-name="P39">The staple of OOP is classes and objects. We work with objects, classes, and design of classes – constructors, parameters, members, visibility.</text:p>
      <text:p text:style-name="P39">See the package:</text:p>
      <text:p text:style-name="P39">objects_and_data_05</text:p>
      <text:p text:style-name="P39"/>
      <text:h text:style-name="Heading_20_1" text:outline-level="1">06 <text:span text:style-name="T10">Class Hierarchies</text:span></text:h>
      <text:p text:style-name="P12">More advanced topics, adding functionality using traits, Scala's class hierarchy.</text:p>
      <text:p text:style-name="P39">See the package:</text:p>
      <text:p text:style-name="P39">class_hierarchies_06</text:p>
      <text:p text:style-name="P39"/>
      <text:h text:style-name="Heading_20_1" text:outline-level="1">07 <text:span text:style-name="T10">Polymorphism</text:span></text:h>
      <text:p text:style-name="P39">We will work with OO and FP style polymorphism.</text:p>
      <text:p text:style-name="P39">See the package:</text:p>
      <text:p text:style-name="P39">polymorphism_07</text:p>
      <text:p text:style-name="P39"/>
      <text:h text:style-name="Heading_20_1" text:outline-level="1">08 <text:span text:style-name="T10">Types and pattern matching</text:span></text:h>
      <text:p text:style-name="P39">See the package:</text:p>
      <text:p text:style-name="P39"/>
      <text:h text:style-name="Heading_20_1" text:outline-level="1">09 <text:span text:style-name="T11">Scala Collections</text:span></text:h>
      <text:p text:style-name="P39">Let's explore the Scala collections, and write elegant, functional style data processing pipelines.</text:p>
      <text:p text:style-name="P39">See the package:</text:p>
      <text:p text:style-name="P39">collections_09</text:p>
      <text:h text:style-name="Heading_20_1" text:outline-level="1"><text:span text:style-name="T18">10</text:span> <text:span text:style-name="T18">Functional patterns</text:span></text:h>
      <text:p text:style-name="P12">Time to tie the pieces together, and do a larger project!</text:p>
      <text:p text:style-name="P39">See the package:</text:p>
      <text:p text:style-name="P39">big_picture_10</text:p>
      <text:p text:style-name="P6"/>
      <text:h text:style-name="Heading_20_1" text:outline-level="1"><text:span text:style-name="T18">11</text:span> Building and testing</text:h>
      <text:p text:style-name="P39">See the package: </text:p>
      <text:p text:style-name="P39">building_and_testing_11</text:p>
      <text:p text:style-name="P6"/>
      <text:p text:style-name="P31"/>
      <text:p text:style-name="P31"/>
      <text:p text:style-name="P3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.AppleSystemUIFont" svg:font-family=".AppleSystemUIFont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6:44:27.280336178</meta:creation-date>
    <dc:date>2018-03-14T02:15:49.942748121</dc:date>
    <meta:editing-duration>P5DT19H47M37S</meta:editing-duration>
    <meta:editing-cycles>16</meta:editing-cycles>
    <meta:generator>LibreOffice/5.0.2.2$MacOSX_X86_64 LibreOffice_project/37b43f919e4de5eeaca9b9755ed688758a8251fe</meta:generator>
    <meta:document-statistic meta:table-count="1" meta:image-count="1" meta:object-count="0" meta:page-count="5" meta:paragraph-count="140" meta:word-count="737" meta:character-count="5004" meta:non-whitespace-character-count="4352"/>
  </office:meta>
</office:document-meta>
</file>